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1096b005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9e0f02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15e93a"/>
    </style:style>
    <style:style style:name="P32" style:family="paragraph" style:parent-style-name="Footnote">
      <style:text-properties style:font-name="Liberation Sans1" officeooo:paragraph-rsid="108c34c3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100a8329"/>
    </style:style>
    <style:style style:name="P92" style:family="paragraph" style:parent-style-name="Standard">
      <style:text-properties officeooo:paragraph-rsid="101b90cf"/>
    </style:style>
    <style:style style:name="P93" style:family="paragraph" style:parent-style-name="Standard">
      <style:text-properties officeooo:paragraph-rsid="1020f7f1"/>
    </style:style>
    <style:style style:name="P94" style:family="paragraph" style:parent-style-name="Standard">
      <style:text-properties officeooo:rsid="0fde3dbd" officeooo:paragraph-rsid="102ebb87"/>
    </style:style>
    <style:style style:name="P95" style:family="paragraph" style:parent-style-name="Standard">
      <style:text-properties officeooo:paragraph-rsid="0f0649dd"/>
    </style:style>
    <style:style style:name="P96" style:family="paragraph" style:parent-style-name="Footnote">
      <style:text-properties officeooo:paragraph-rsid="104cbf60"/>
    </style:style>
    <style:style style:name="P97" style:family="paragraph" style:parent-style-name="Footnote">
      <style:text-properties officeooo:paragraph-rsid="104dd9dc"/>
    </style:style>
    <style:style style:name="P98" style:family="paragraph" style:parent-style-name="Footnote">
      <style:text-properties officeooo:paragraph-rsid="105c5e96"/>
    </style:style>
    <style:style style:name="P99" style:family="paragraph" style:parent-style-name="Standard">
      <style:text-properties officeooo:paragraph-rsid="105e3c68"/>
    </style:style>
    <style:style style:name="P100" style:family="paragraph" style:parent-style-name="Standard">
      <style:text-properties officeooo:paragraph-rsid="1097b912"/>
    </style:style>
    <style:style style:name="P101" style:family="paragraph" style:parent-style-name="Standard">
      <style:text-properties officeooo:paragraph-rsid="109940d7"/>
    </style:style>
    <style:style style:name="P102" style:family="paragraph" style:parent-style-name="Standard">
      <style:text-properties officeooo:paragraph-rsid="109a5ef3"/>
    </style:style>
    <style:style style:name="P103" style:family="paragraph" style:parent-style-name="Standard">
      <style:text-properties officeooo:paragraph-rsid="10a3f65d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1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11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72ce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2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style:font-size-asian="12pt" style:font-size-complex="12pt"/>
    </style:style>
    <style:style style:name="T247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48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49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51" style:family="text">
      <style:text-properties style:use-window-font-color="true" loext:opacity="0%" style:font-name="Liberation Sans1" officeooo:rsid="047da547"/>
    </style:style>
    <style:style style:name="T252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2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3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1" fo:font-size="12pt" style:font-size-asian="12pt" style:font-size-complex="12pt"/>
    </style:style>
    <style:style style:name="T285" style:family="text">
      <style:text-properties style:use-window-font-color="true" loext:opacity="0%" style:font-name="Liberation Sans1" officeooo:rsid="0efd8e5c"/>
    </style:style>
    <style:style style:name="T286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officeooo:rsid="04473353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officeooo:rsid="0aace3cd"/>
    </style:style>
    <style:style style:name="T291" style:family="text">
      <style:text-properties fo:font-size="10pt" officeooo:rsid="04473353" style:font-size-asian="10pt" style:font-size-complex="10pt"/>
    </style:style>
    <style:style style:name="T29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6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7" style:family="text">
      <style:text-properties officeooo:rsid="0f0ca65a"/>
    </style:style>
    <style:style style:name="T298" style:family="text">
      <style:text-properties style:font-name="Liberation Mono" fo:font-size="11pt" officeooo:rsid="10048e31" style:font-size-asian="11pt" style:font-size-complex="11pt"/>
    </style:style>
    <style:style style:name="T299" style:family="text">
      <style:text-properties fo:font-weight="normal" style:font-weight-asian="normal" style:font-weight-complex="normal"/>
    </style:style>
    <style:style style:name="T300" style:family="text">
      <style:text-properties officeooo:rsid="0f95a7a0"/>
    </style:style>
    <style:style style:name="T301" style:family="text">
      <style:text-properties officeooo:rsid="0f8f58bd"/>
    </style:style>
    <style:style style:name="T302" style:family="text">
      <style:text-properties style:font-name="Ubuntu1" fo:font-size="10pt" officeooo:rsid="04473353" style:font-size-asian="10pt" style:font-size-complex="10pt"/>
    </style:style>
    <style:style style:name="T303" style:family="text">
      <style:text-properties officeooo:rsid="101b90cf"/>
    </style:style>
    <style:style style:name="T304" style:family="text">
      <style:text-properties officeooo:rsid="101e15d6"/>
    </style:style>
    <style:style style:name="T305" style:family="text">
      <style:text-properties officeooo:rsid="10048e31"/>
    </style:style>
    <style:style style:name="T306" style:family="text">
      <style:text-properties style:text-underline-style="none"/>
    </style:style>
    <style:style style:name="T307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4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5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6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4">C</text:span><text:span text:style-name="T213">hecklist voor </text:span><text:span text:style-name="T215">de installatie</text:span><text:span text:style-name="T213"> van </text:span><text:span text:style-name="T213"><text:user-field-get text:name="Distro">Debian</text:user-field-get></text:span><text:span text:style-name="T216"><text:s/></text:span><text:span text:style-name="T216"><text:user-field-get text:name="Version">12</text:user-field-get></text:span><text:span text:style-name="T217"><text:note text:id="ftn1" text:note-class="footnote"><text:note-citation>1</text:note-citation><text:note-body><text:p text:style-name="P32"><text:span text:style-name="T315">D</text:span><text:span text:style-name="T316">eze </text:span><text:span text:style-name="Strong_20_Emphasis"><text:span text:style-name="T313"><text:user-field-get text:name="Distro">Debian</text:user-field-get></text:span></text:span><text:span text:style-name="T317"><text:s/></text:span><text:span text:style-name="T324"><text:user-field-get text:name="Version">12</text:user-field-get></text:span><text:span text:style-name="T324"><text:s/></text:span><text:span text:style-name="Strong_20_Emphasis"><text:span text:style-name="T314"><text:user-field-get text:name="Edition">Desktop</text:user-field-get></text:span></text:span><text:span text:style-name="T316"><text:s/>(codenaam </text:span><text:span text:style-name="T322">bookworm</text:span><text:span text:style-name="T316">) van </text:span><text:span text:style-name="T323">juni</text:span><text:span text:style-name="T318"> </text:span><text:span text:style-name="Strong_20_Emphasis"><text:span text:style-name="T325"><text:user-field-get text:name="Releaseyear">2023</text:user-field-get></text:span></text:span><text:span text:style-name="T319"><text:s/></text:span><text:span text:style-name="T315">is een zogenaamde </text:span><text:span text:style-name="T316">LTS-</text:span><text:span text:style-name="T315">versie</text:span><text:span text:style-name="T316"> </text:span><text:span text:style-name="T315">(</text:span><text:span text:style-name="T316">staat voor Long-Term Support, </text:span><text:span text:style-name="T320">langetermijnondersteuning</text:span><text:span text:style-name="T315">)</text:span><text:span text:style-name="T320"> </text:span><text:span text:style-name="T321">en</text:span><text:span text:style-name="T319"> </text:span><text:span text:style-name="T316">wordt gedurende 5 jaar ondersteund tot </text:span><text:span text:style-name="T323">juni</text:span><text:span text:style-name="T316"> 202</text:span><text:span text:style-name="T323">8</text:span><text:span text:style-name="T316">.</text:span></text:p></text:note-body></text:note></text:span><text:span text:style-name="T218"><text:s/></text:span><text:span text:style-name="T218"><text:user-field-get text:name="Edition">Desktop</text:user-field-get></text:span><text:span text:style-name="T219">.</text:span></text:p>
      <text:p text:style-name="P44"/>
      <text:p text:style-name="P44">Dit is een invulbare PDF, afdrukken is niet noodzakelijk.</text:p>
      <text:p text:style-name="P39"/>
      <text:p text:style-name="P43"><text:span text:style-name="T16">Vul </text:span><text:span text:style-name="T17">achter</text:span><text:span text:style-name="T13"> de </text:span><text:span text:style-name="Definition"><text:span text:style-name="T297">ONDERSTREEPTE</text:span></text:span><text:span text:style-name="T1"> </text:span><text:span text:style-name="T14">woorden</text:span><text:span text:style-name="T13"> het</text:span><text:span text:style-name="Strong_20_Emphasis"><text:span text:style-name="T295"> </text:span></text:span><text:span text:style-name="Strong_20_Emphasis"><text:span text:style-name="T296">tekstvak</text:span></text:span><text:span text:style-name="T14"> </text:span><text:span text:style-name="T16">in,</text:span><text:span text:style-name="T14"> </text:span><text:span text:style-name="T251">zie </text:span><text:span text:style-name="T285">[</text:span><text:span text:style-name="T251">toelichting</text:span><text:span text:style-name="T285">]</text:span><text:span text:style-name="T14">:</text:span></text:p>
      <text:p text:style-name="P34"><text:span text:style-name="Definition"><text:span text:style-name="T19">GEBRUIKER</text:span></text:span><text:span text:style-name="T259"><text:tab/><text:tab/></text:span><text:span text:style-name="T284"> <text:tab/><text:tab/></text:span><text:span text:style-name="T260"><draw:control text:anchor-type="as-char" svg:y="-0.4cm" draw:z-index="23" draw:name="Gebruiker 1" draw:style-name="gr2" draw:text-style-name="P112" svg:width="6.4cm" svg:height="0.6cm" draw:control="control22"><svg:title>Gebruiker</svg:title><svg:desc>Volledige naam, bijv. Jan Stek</svg:desc></draw:control></text:span><text:span text:style-name="T260"><text:tab/> <text:s text:c="2"/></text:span><text:span text:style-name="T261">[</text:span><text:span text:style-name="T262">V</text:span><text:span text:style-name="T254">olledige naam, bijv. </text:span><text:span text:style-name="T256">J</text:span><text:span text:style-name="T281">a</text:span><text:span text:style-name="T256">n </text:span><text:span text:style-name="T281">Jansen</text:span><text:span text:style-name="T282">]</text:span></text:p>
      <text:p text:style-name="P99"><text:span text:style-name="Definition"><text:span text:style-name="T253">g</text:span></text:span><text:span text:style-name="Definition">ebruikersnaam</text:span><text:span text:style-name="Definition"><text:span text:style-name="T306"><text:tab/></text:span></text:span><text:span text:style-name="T252"><draw:control text:anchor-type="as-char" svg:y="-0.4cm" draw:z-index="24" draw:name="Gberuikersnaam 2" draw:style-name="gr2" draw:text-style-name="P112" svg:width="6.4cm" svg:height="0.6cm" draw:control="control23"><svg:title>Gebruikersnaam</svg:title><svg:desc>Korte naam, bijv. jan</svg:desc></draw:control></text:span><text:span text:style-name="T252"><text:tab/> <text:s text:c="2"/></text:span><text:span text:style-name="T6">[</text:span><text:span text:style-name="T7">K</text:span><text:span text:style-name="T5">orte naam, bijv. </text:span><text:span text:style-name="T238">j</text:span><text:span text:style-name="T239">a</text:span><text:span text:style-name="T238">n</text:span><text:span text:style-name="T240">]</text:span></text:p>
      <text:p text:style-name="P34"><text:span text:style-name="Definition">COMPUTERNAAM</text:span><text:span text:style-name="T283"><text:tab/><text:tab/></text:span><draw:control text:anchor-type="as-char" svg:y="-0.4cm" draw:z-index="25" draw:name="Computernaam 1" draw:style-name="gr2" draw:text-style-name="P112" svg:width="6.4cm" svg:height="0.6cm" draw:control="control24"><svg:title>Computernaam</svg:title><svg:desc>Unieke naam van de computer</svg:desc></draw:control><text:tab/> <text:s text:c="2"/><text:span text:style-name="T264">[</text:span><text:span text:style-name="T265">N</text:span><text:span text:style-name="T266">aam van de compute</text:span><text:span text:style-name="T267">r, </text:span><text:span text:style-name="T268">bijv. </text:span><text:span text:style-name="T269">pc02</text:span><text:span text:style-name="T264">]</text:span></text:p>
      <text:p text:style-name="P34"><text:span text:style-name="Definition"><text:span text:style-name="T270">GEBRUIKER</text:span></text:span><text:span text:style-name="Definition"><text:span text:style-name="T280"><text:tab/></text:span></text:span><text:span text:style-name="T263"><text:tab/></text:span><text:span text:style-name="T284"> <text:tab/><text:tab/></text:span><text:span text:style-name="T260"><draw:control text:anchor-type="as-char" svg:y="-0.4cm" draw:z-index="26" draw:name="Gebruiker 2" draw:style-name="gr2" draw:text-style-name="P113" svg:width="6.4cm" svg:height="0.6cm" draw:control="control25"><svg:title>Gebruiker</svg:title><svg:desc>Volledige naam, bijv. Jan Stek</svg:desc></draw:control></text:span><text:span text:style-name="T260"><text:tab/> <text:s text:c="2"/></text:span><text:span text:style-name="T261">[</text:span><text:span text:style-name="T262">V</text:span><text:span text:style-name="T254">olledige naam </text:span><text:span text:style-name="T257">evt. 2</text:span><text:span text:style-name="T286">e</text:span><text:span text:style-name="T255"> gebruiker</text:span><text:span text:style-name="T258">]</text:span></text:p>
      <text:p text:style-name="P99"><text:span text:style-name="Definition"><text:span text:style-name="T270">GEBRUIKERSN</text:span></text:span><text:span text:style-name="Definition"><text:span text:style-name="T271">aa</text:span></text:span><text:span text:style-name="Definition"><text:span text:style-name="T270">M</text:span></text:span><text:span text:style-name="Definition"><text:span text:style-name="T280"><text:tab/></text:span></text:span><text:span text:style-name="T252"><draw:control text:anchor-type="as-char" svg:y="-0.4cm" draw:z-index="27" draw:name="Gberuikersnaam 1" draw:style-name="gr2" draw:text-style-name="P112" svg:width="6.4cm" svg:height="0.6cm" draw:control="control26"><svg:title>Gebruikersnaam</svg:title><svg:desc>Korte naam, bijv. jan</svg:desc></draw:control></text:span><text:span text:style-name="T252"><text:tab/> <text:s text:c="2"/></text:span><text:span text:style-name="T273">[</text:span><text:span text:style-name="T274">K</text:span><text:span text:style-name="T272">orte naam</text:span><text:span text:style-name="T275"> </text:span><text:span text:style-name="T276">e</text:span><text:span text:style-name="T277">vt. 2</text:span><text:span text:style-name="T287">e</text:span><text:span text:style-name="T277"> </text:span><text:span text:style-name="T278">gebruiker</text:span><text:span text:style-name="T279">]</text:span></text:p>
      <text:p text:style-name="P34"><text:span text:style-name="T223">Vervang </text:span><text:span text:style-name="T228">de</text:span><text:span text:style-name="T223"> </text:span><text:span text:style-name="Definition"><text:span text:style-name="T20">ONDERSTREEPTE</text:span></text:span><text:span text:style-name="T223"> </text:span><text:span text:style-name="T224">woorden </text:span><text:span text:style-name="T223">in deze checklist door </text:span><text:span text:style-name="T228">d</text:span><text:span text:style-name="T230">i</text:span><text:span text:style-name="T228">e </text:span><text:span text:style-name="T229">in </text:span><text:span text:style-name="T230">het</text:span><text:span text:style-name="Strong_20_Emphasis"><text:span text:style-name="T59"> </text:span></text:span><text:span text:style-name="Strong_20_Emphasis"><text:span text:style-name="T92">tekstvak</text:span></text:span><text:span text:style-name="T223">.</text:span></text:p>
      <text:p text:style-name="P36"/>
      <text:p text:style-name="P36"/>
      <text:p text:style-name="P35"><text:span text:style-name="T235">Nog niet op Linux?</text:span><text:span text:style-name="T225"><text:tab/></text:span><text:span text:style-name="Strong_20_Emphasis"><text:span text:style-name="T106"><draw:control text:anchor-type="as-char" draw:z-index="28" draw:name="Vorm 3" draw:style-name="gr1" draw:text-style-name="P111" svg:width="0.35cm" svg:height="0.35cm" draw:control="control27"/></text:span></text:span><text:span text:style-name="T231"><text:tab/></text:span><text:span text:style-name="T232">G</text:span><text:span text:style-name="T222">ebruik </text:span><text:span text:style-name="Strong_20_Emphasis"><text:span text:style-name="T236">Checklist </text:span></text:span><text:span text:style-name="Strong_20_Emphasis"><text:span text:style-name="T237">overzetten</text:span></text:span><text:span text:style-name="T222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6"> onder </text:span><text:span text:style-name="T234">Linux</text:span><text:span text:style-name="T227">.</text:span></text:p>
      <text:p text:style-name="P27"><text:span text:style-name="T211">Nieuwe installatie?</text:span><text:span text:style-name="T207"><text:tab/></text:span><text:span text:style-name="Strong_20_Emphasis"><text:span text:style-name="T108"><draw:control text:anchor-type="as-char" draw:z-index="29" draw:name="Vorm 4" draw:style-name="gr1" draw:text-style-name="P111" svg:width="0.35cm" svg:height="0.35cm" draw:control="control28"/></text:span></text:span><text:span text:style-name="T210"><text:tab/></text:span><text:span text:style-name="T209">B</text:span><text:span text:style-name="T207">egin bij hoofdstuk </text:span><text:span text:style-name="T211"><text:bookmark-ref text:reference-format="page" text:ref-name="__RefNumPara__4009_1271708128">2</text:bookmark-ref></text:span><text:span text:style-name="T211"><text:s text:c="2"/></text:span><text:span text:style-name="T212"><text:bookmark-ref text:reference-format="text" text:ref-name="__RefNumPara__4009_1271708128">Installatie uitvoeren</text:bookmark-ref></text:span><text:span text:style-name="T208">.</text:span></text:p>
      <text:p text:style-name="P33"><text:span text:style-name="Strong_20_Emphasis"><text:span text:style-name="T233"/></text:span></text:p>
      <text:p text:style-name="P33"><text:span text:style-name="Strong_20_Emphasis"><text:span text:style-name="T233"/></text:span></text:p>
      <text:list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2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14" draw:name="Vorm 2" draw:style-name="gr1" draw:text-style-name="P111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6"><text:note text:id="ftn2" text:note-class="footnote"><text:note-citation>2</text:note-citation><text:note-body><text:p text:style-name="P28"><text:span text:style-name="T191">E</text:span><text:span text:style-name="T192">v</text:span><text:span text:style-name="T193">en</text:span><text:span text:style-name="T195">t</text:span><text:span text:style-name="T196">uele </text:span><text:span text:style-name="T197">extra </text:span><text:span text:style-name="Definition"><text:span text:style-name="T292">gebruiker</text:span></text:span><text:span text:style-name="T197">s aanmelden </text:span><text:span text:style-name="T198">en dezelfde stappen uitvoeren</text:span><text:span text:style-name="T194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8" draw:name="Vorm4" draw:style-name="gr1" draw:text-style-name="P11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1"/></text:span></text:p>
          </table:table-cell>
          <table:table-cell table:style-name="_31_._5f_Installatie_5f_voorbereiden.D3" office:value-type="string">
            <text:p text:style-name="P95"><text:span text:style-name="Strong_20_Emphasis"><text:span text:style-name="T55">Installeer </text:span></text:span><text:span text:style-name="Strong_20_Emphasis"><text:span text:style-name="T90">Debian-</text:span></text:span><text:span text:style-name="Strong_20_Emphasis"><text:span text:style-name="T83">pakket kz</text:span></text:span><text:span text:style-name="Strong_20_Emphasis"><text:span text:style-name="T83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3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102"><text:span text:style-name="Strong_20_Emphasis"><text:span text:style-name="T95">D</text:span></text:span><text:span text:style-name="Strong_20_Emphasis"><text:span text:style-name="T59">ruk op de </text:span></text:span><text:span text:style-name="Strong_20_Emphasis"><text:span text:style-name="T202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9"><text:span text:style-name="T220">De </text:span><text:span text:style-name="T250">Super</text:span><text:span text:style-name="T220">-toets is de Windows-toets, Command-toets </text:span><text:span text:style-name="T221">(Apple)</text:span><text:span text:style-name="T220">, of Vergrootglas-toets </text:span><text:span text:style-name="T221">(Chromebook)</text:span><text:span text:style-name="T220">.</text:span></text:p></text:note-body></text:note></text:span></text:span><text:span text:style-name="Strong_20_Emphasis"><text:span text:style-name="T58">, </text:span></text:span><text:span text:style-name="Strong_20_Emphasis"><text:span text:style-name="T95">t</text:span></text:span><text:span text:style-name="Strong_20_Emphasis"><text:span text:style-name="T60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88">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17">Terminalvenster</text:span></text:span><text:span text:style-name="Strong_20_Emphasis"><text:span text:style-name="T64">.</text:span></text:span><text:span text:style-name="Strong_20_Emphasis"><text:span text:style-name="T61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5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1"> de</text:span></text:span><text:span text:style-name="Strong_20_Emphasis"><text:span text:style-name="T65">z</text:span></text:span><text:span text:style-name="Strong_20_Emphasis"><text:span text:style-name="T61">e </text:span></text:span><text:span text:style-name="Strong_20_Emphasis"><text:span text:style-name="T66">drie </text:span></text:span><text:span text:style-name="Strong_20_Emphasis"><text:span text:style-name="T61">opdrachten, ieder gevolgd door de </text:span></text:span><text:span text:style-name="Strong_20_Emphasis"><text:span text:style-name="T203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3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15" draw:name="Vorm 6" draw:style-name="gr1" draw:text-style-name="P111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8">Bereid de installatie voor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101"><text:span text:style-name="Strong_20_Emphasis"><text:span text:style-name="T94">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202">Super</text:span></text:span><text:span text:style-name="Strong_20_Emphasis"><text:span text:style-name="T64">-toets</text:span></text:span><text:span text:style-name="Strong_20_Emphasis"><text:span text:style-name="T205"><text:note-ref text:note-class="footnote" text:reference-format="text" text:ref-name="ftn4">4</text:note-ref></text:span></text:span><text:span text:style-name="Strong_20_Emphasis"><text:span text:style-name="T64">, </text:span></text:span><text:span text:style-name="Strong_20_Emphasis"><text:span text:style-name="T94">t</text:span></text:span><text:span text:style-name="Strong_20_Emphasis"><text:span text:style-name="T60">yp </text:span></text:span><text:span text:style-name="Strong_20_Emphasis"><text:span text:style-name="T118">men</text:span></text:span><text:span text:style-name="Strong_20_Emphasis"><text:span text:style-name="T119">u</text:span></text:span><text:span text:style-name="Strong_20_Emphasis"><text:span text:style-name="T59"> </text:span></text:span><text:span text:style-name="Strong_20_Emphasis"><text:span text:style-name="T70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</text:span></text:span><text:span text:style-name="Strong_20_Emphasis"><text:span text:style-name="T107">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89">Selecteer</text:span></text:span><text:span text:style-name="Strong_20_Emphasis"><text:span text:style-name="T68"> </text:span></text:span><text:span text:style-name="Strong_20_Emphasis"><text:span text:style-name="T135">1</text:span></text:span><text:span text:style-name="Strong_20_Emphasis"><text:span text:style-name="T136"> <text:s/></text:span></text:span><text:span text:style-name="Strong_20_Emphasis"><text:span text:style-name="T137">In</text:span></text:span><text:span text:style-name="Strong_20_Emphasis"><text:span text:style-name="T132">stallatie voorbereiden</text:span></text:span><text:span text:style-name="Strong_20_Emphasis"><text:span text:style-name="T84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1"/>
      <text:list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6"><draw:control text:anchor-type="as-char" draw:z-index="4" draw:name="Vorm9" draw:style-name="gr1" draw:text-style-name="P11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46">Start de computer op vanaf</text:span><text:span text:style-name="T246"><text:note text:id="ftn5" text:note-class="footnote"><text:note-citation>1</text:note-citation><text:note-body><text:p text:style-name="P98"><text:span text:style-name="T185">B</text:span><text:span text:style-name="T184">ootmenu/</text:span><text:span text:style-name="T185">S</text:span><text:span text:style-name="T184">etup</text:span><text:span text:style-name="T182"> via </text:span><text:span text:style-name="T180">é</text:span><text:span text:style-name="T181">é</text:span><text:span text:style-name="T185">n van de </text:span><text:span text:style-name="Definition"><text:span text:style-name="T183">Veelgebruikte toetsen: </text:span></text:span><text:span text:style-name="Definition"><text:span text:style-name="T186"><text:s/></text:span></text:span><text:span text:style-name="User_20_Entry"><text:span text:style-name="T204">Esc</text:span></text:span><text:span text:style-name="User_20_Entry"><text:span text:style-name="T189">,</text:span></text:span><text:span text:style-name="Definition"><text:span text:style-name="T186"> </text:span></text:span><text:span text:style-name="User_20_Entry"><text:span text:style-name="T204">Delete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2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9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0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1</text:span></text:span><text:span text:style-name="User_20_Entry"><text:span text:style-name="T190">,</text:span></text:span><text:span text:style-name="Definition"><text:span text:style-name="T186"> </text:span></text:span><text:span text:style-name="Definition"><text:span text:style-name="T187">o</text:span></text:span><text:span text:style-name="Definition"><text:span text:style-name="T188">f</text:span></text:span><text:span text:style-name="Definition"><text:span text:style-name="T186"> </text:span></text:span><text:span text:style-name="User_20_Entry"><text:span text:style-name="T204">F12</text:span></text:span><text:span text:style-name="User_20_Entry"><text:span text:style-name="T190">.</text:span></text:span></text:p></text:note-body></text:note></text:span><text:span text:style-name="T246"> </text:span><text:span text:style-name="T247">een </text:span><text:span text:style-name="T243"><text:user-field-get text:name="Distro">Debian</text:user-field-get></text:span><text:span text:style-name="T244"><text:s/></text:span><text:span text:style-name="T244"><text:user-field-get text:name="Version">12</text:user-field-get></text:span><text:span text:style-name="T244"><text:s/></text:span><text:span text:style-name="Strong_20_Emphasis"><text:span text:style-name="T245"><text:user-field-get text:name="Edition">Desktop</text:user-field-get></text:span></text:span><text:span text:style-name="Strong_20_Emphasis"><text:span text:style-name="T245"><text:s/></text:span></text:span><text:span text:style-name="T248">Live</text:span><text:span text:style-name="T149"><text:note text:id="ftn6" text:note-class="footnote"><text:note-citation>2</text:note-citation><text:note-body><text:p text:style-name="P31"><text:span text:style-name="T288">Vanaf een </text:span><text:span text:style-name="T300">L</text:span><text:span text:style-name="T288">ive </text:span><text:span text:style-name="T301">USB</text:span><text:span text:style-name="T290">-stick</text:span><text:span text:style-name="T302"> </text:span><text:span text:style-name="T288">kunt u opstarten en </text:span><text:span text:style-name="T291">met </text:span><text:span text:style-name="Strong_20_Emphasis"><text:span text:style-name="T249"><text:user-field-get text:name="Distro">Debian</text:user-field-get></text:span></text:span><text:span text:style-name="Strong_20_Emphasis"><text:span text:style-name="T249"><text:s/></text:span></text:span><text:span text:style-name="T288">werken zonder enige bestanden op de harde schijf te wijzigen en maakt ook installatie van </text:span><text:span text:style-name="Strong_20_Emphasis"><text:span text:style-name="T249"><text:user-field-get text:name="Distro">Debian</text:user-field-get></text:span></text:span><text:span text:style-name="Strong_20_Emphasis"><text:span text:style-name="T249"><text:s/></text:span></text:span><text:span text:style-name="T288">mogelijk.</text:span></text:p></text:note-body></text:note></text:span><text:span text:style-name="T148"> </text:span><text:span text:style-name="T152">USB</text:span><text:span text:style-name="T150">-stick</text:span><text:span text:style-name="T150"><text:note text:id="ftn7" text:note-class="footnote"><text:note-citation>3</text:note-citation><text:note-body><text:p text:style-name="P97"><text:span text:style-name="Strong_20_Emphasis"><text:span text:style-name="T168">Maak een opstartbare USB-stick</text:span></text:span><text:span text:style-name="Strong_20_Emphasis"><text:span text:style-name="T164">:<text:line-break/></text:span></text:span><text:span text:style-name="T15">D</text:span><text:span text:style-name="Strong_20_Emphasis"><text:span text:style-name="T155">ow</text:span></text:span><text:span text:style-name="Strong_20_Emphasis"><text:span text:style-name="T156">nload </text:span></text:span><text:span text:style-name="Strong_20_Emphasis"><text:span text:style-name="T153">e</text:span></text:span><text:span text:style-name="Strong_20_Emphasis"><text:span text:style-name="T157">e</text:span></text:span><text:span text:style-name="Strong_20_Emphasis"><text:span text:style-name="T158">n</text:span></text:span><text:span text:style-name="Strong_20_Emphasis"><text:span text:style-name="T179"> </text:span></text:span><text:span text:style-name="Strong_20_Emphasis"><text:span text:style-name="T200">CD</text:span></text:span><text:span text:style-name="Strong_20_Emphasis"><text:span text:style-name="T199">-beeldbestand</text:span></text:span><text:span text:style-name="Strong_20_Emphasis"><text:span text:style-name="T156"> </text:span></text:span><text:span text:style-name="Strong_20_Emphasis"><text:span text:style-name="T162">(.iso) </text:span></text:span><text:span text:style-name="Strong_20_Emphasis"><text:span text:style-name="T159">v</text:span></text:span><text:span text:style-name="Strong_20_Emphasis"><text:span text:style-name="T160">anaf</text:span></text:span><text:span text:style-name="Strong_20_Emphasis"><text:span text:style-name="T161"> </text:span></text:span><text:a xlink:type="simple" xlink:href="https://www.debian.org/" text:style-name="Internet_20_link" text:visited-style-name="Visited_20_Internet_20_Link"><text:span text:style-name="Strong_20_Emphasis"><text:span text:style-name="T293">debian.org</text:span></text:span></text:a><text:span text:style-name="Strong_20_Emphasis"><text:span text:style-name="T161">, </text:span></text:span><text:span text:style-name="Strong_20_Emphasis"><text:span text:style-name="T163">klik </text:span></text:span><text:span text:style-name="Strong_20_Emphasis"><text:span text:style-name="T166">op </text:span></text:span><text:span text:style-name="Strong_20_Emphasis"><text:span text:style-name="T171">Andere</text:span></text:span><text:span text:style-name="Strong_20_Emphasis"><text:span text:style-name="T170"> downloads</text:span></text:span><text:span text:style-name="Strong_20_Emphasis"><text:span text:style-name="T166"> (onder Download</text:span></text:span><text:span text:style-name="Strong_20_Emphasis"><text:span text:style-name="T167">en</text:span></text:span><text:span text:style-name="Strong_20_Emphasis"><text:span text:style-name="T166">) en vervolgens op </text:span></text:span><text:span text:style-name="Strong_20_Emphasis"><text:span text:style-name="T170">Live-Gnome</text:span></text:span><text:span text:style-name="Strong_20_Emphasis"><text:span text:style-name="T166"> (onder </text:span></text:span><text:span text:style-name="Strong_20_Emphasis"><text:span text:style-name="T166"><text:user-field-get text:name="Distro">Debian</text:user-field-get></text:span></text:span><text:span text:style-name="Strong_20_Emphasis"><text:span text:style-name="T166"><text:s/>Live </text:span></text:span><text:span text:style-name="Strong_20_Emphasis"><text:span text:style-name="T167">uitproberen voordat u installeert</text:span></text:span><text:span text:style-name="Strong_20_Emphasis"><text:span text:style-name="T166">).</text:span></text:span></text:p><text:p text:style-name="P96"><text:span text:style-name="Strong_20_Emphasis"><text:span text:style-name="T165"><text:tab/>De volgende stappen staan beschreven in </text:span></text:span><text:span text:style-name="Strong_20_Emphasis"><text:span text:style-name="T169">Linux informatie</text:span></text:span><text:span text:style-name="Strong_20_Emphasis"><text:span text:style-name="T165">, te vinden op </text:span></text:span><text:a xlink:type="simple" xlink:href="https://karelzimmer.nl/" text:style-name="Internet_20_link" text:visited-style-name="Visited_20_Internet_20_Link"><text:span text:style-name="Strong_20_Emphasis"><text:span text:style-name="T294">karelzimmer.nl</text:span></text:span></text:a><text:span text:style-name="Strong_20_Emphasis"><text:span text:style-name="T165">, onder </text:span></text:span><text:span text:style-name="Strong_20_Emphasis"><text:span text:style-name="T169">Linux</text:span></text:span><text:span text:style-name="Strong_20_Emphasis"><text:span text:style-name="T165">.</text:span></text:span></text:p></text:note-body></text:note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5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89">Selecteer</text:span></text:span><text:span text:style-name="Strong_20_Emphasis"><text:span text:style-name="T112"> </text:span></text:span><text:span text:style-name="Strong_20_Emphasis"><text:span text:style-name="T126">Live </text:span></text:span><text:span text:style-name="Strong_20_Emphasis"><text:span text:style-name="T127">system (amd64)</text:span></text:span><text:span text:style-name="Strong_20_Emphasis"><text:span text:style-name="T11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6"><draw:control text:anchor-type="as-char" draw:z-index="20" draw:name="Vorm13_ 2" draw:style-name="gr1" draw:text-style-name="P111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6"><draw:control text:anchor-type="as-char" draw:z-index="10" draw:name="Vorm13_1" draw:style-name="gr1" draw:text-style-name="P11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6">Start de installatie</text:span></text:span><text:span text:style-name="Strong_20_Emphasis"><text:span text:style-name="T113"> </text:span></text:span><text:span text:style-name="Strong_20_Emphasis"><text:span text:style-name="T57">via </text:span></text:span><text:span text:style-name="Strong_20_Emphasis"><text:span text:style-name="T58">een </text:span></text:span><text:span text:style-name="Strong_20_Emphasis"><text:span text:style-name="T72">klik op </text:span></text:span><text:span text:style-name="Strong_20_Emphasis"><text:span text:style-name="T120">Activities</text:span></text:span><text:span text:style-name="Strong_20_Emphasis"><text:span text:style-name="T72"> en </text:span></text:span><text:span text:style-name="Strong_20_Emphasis"><text:span text:style-name="T73">een </text:span></text:span><text:span text:style-name="Strong_20_Emphasis"><text:span text:style-name="T72">klik op</text:span></text:span><text:span text:style-name="Strong_20_Emphasis"><text:span text:style-name="T74"> </text:span></text:span><text:span text:style-name="Strong_20_Emphasis"><text:span text:style-name="T121">Install Debi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4"><text:span text:style-name="T305">Typ '</text:span><text:span text:style-name="T298">live</text:span><text:span text:style-name="T305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6"><draw:control text:anchor-type="as-char" draw:z-index="13" draw:name="Vorm13_ 1" draw:style-name="gr1" draw:text-style-name="P111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6">Bij </text:span></text:span><text:span text:style-name="Strong_20_Emphasis"><text:span text:style-name="T128">Welcome</text:span></text:span><text:span text:style-name="Strong_20_Emphasis"><text:span text:style-name="T46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2"><text:span text:style-name="Strong_20_Emphasis"><text:span text:style-name="T53">K</text:span></text:span><text:span text:style-name="Strong_20_Emphasis"><text:span text:style-name="T46">ies </text:span></text:span><text:span text:style-name="Strong_20_Emphasis"><text:span text:style-name="T128">Nederlands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6"><draw:control text:anchor-type="as-char" draw:z-index="21" draw:name="Vorm13_ 3" draw:style-name="gr1" draw:text-style-name="P111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289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03">B</text:span>ij <text:span text:style-name="T289">Regio</text:span> <text:span text:style-name="T303">kies</text:span> <text:span text:style-name="T289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6"><draw:control text:anchor-type="as-char" draw:z-index="22" draw:name="Vorm13_ 4" draw:style-name="gr1" draw:text-style-name="P111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289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04">K</text:span>ies <text:span text:style-name="T289">English (US)</text:span> <text:span text:style-name="T326">en </text:span><text:span text:style-name="Strong_20_Emphasis"><text:span text:style-name="T326">English (US, intl., with dead keys)</text:span></text:span><text:span text:style-name="T326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6"><draw:control text:anchor-type="as-char" draw:z-index="5" draw:name="Vorm13" draw:style-name="gr1" draw:text-style-name="P111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09">Bij </text:span></text:span><text:span text:style-name="Strong_20_Emphasis"><text:span text:style-name="T125">Gebruikers</text:span></text:span><text:span text:style-name="Strong_20_Emphasis"><text:span text:style-name="T109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1">V</text:span></text:span><text:span text:style-name="Strong_20_Emphasis"><text:span text:style-name="T109">ul in </text:span></text:span><text:span text:style-name="Strong_20_Emphasis"><text:span text:style-name="T129">Wat is je naam?</text:span></text:span><text:span text:style-name="Strong_20_Emphasis"><text:span text:style-name="T48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29">Welke naam wil je gebruiken om in te loggen?</text:span></text:span><text:span text:style-name="Strong_20_Emphasis"><text:span text:style-name="T49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6">,<text:line-break/></text:span></text:span><text:span text:style-name="Strong_20_Emphasis"><text:span text:style-name="T130">Wat is de </text:span></text:span><text:span text:style-name="Strong_20_Emphasis"><text:span text:style-name="T129">naam van deze </text:span></text:span><text:span text:style-name="Strong_20_Emphasis"><text:span text:style-name="T130">computer</text:span></text:span><text:span text:style-name="Strong_20_Emphasis"><text:span text:style-name="T50"> </text:span></text:span><text:span text:style-name="Definition"><text:span text:style-name="T9">computernaam</text:span></text:span><text:span text:style-name="Strong_20_Emphasis"><text:span text:style-name="T48">, </text:span></text:span><text:span text:style-name="Strong_20_Emphasis"><text:span text:style-name="T54">en</text:span></text:span></text:p>
            <text:p text:style-name="P87"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</text:span></text:span><text:span text:style-name="Strong_20_Emphasis"><text:span text:style-name="T131">wachtwoord</text:span></text:span><text:span text:style-name="Strong_20_Emphasis"><text:span text:style-name="T51"> </text:span></text:span><text:span text:style-name="Strong_20_Emphasis"><text:span text:style-name="T48">in</text:span></text:span><text:span text:style-name="Strong_20_Emphasis"><text:span text:style-name="T45">.</text:span></text:span></text:p>
          </table:table-cell>
        </table:table-row>
      </table:table>
      <text:p text:style-name="P51"><text:span text:style-name="Strong_20_Emphasis"><text:span text:style-name="T114"/></text:span></text:p>
      <text:list text:continue-numbering="true" text:style-name="L1">
        <text:list-item>
          <text:p text:style-name="P108"><text:span text:style-name="Strong_20_Emphasis"><text:span text:style-name="T142">Installatie </text:span></text:span><text:span text:style-name="Strong_20_Emphasis"><text:span text:style-name="T143">afronden</text:span></text:span></text:p>
        </text:list-item>
      </text:list>
      <text:p text:style-name="P52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6"><draw:control text:anchor-type="as-char" draw:z-index="6" draw:name="Vorm22" draw:style-name="gr1" draw:text-style-name="P11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2">Aanmelden als </text:span></text:span><text:span text:style-name="Definition"><text:span text:style-name="T9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8"><draw:control text:anchor-type="as-char" draw:z-index="18" draw:name="Vorm 1" draw:style-name="gr1" draw:text-style-name="P111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99">Volg de aanwijzingen op de </text:span></text:span><text:span text:style-name="Strong_20_Emphasis"><text:span text:style-name="T30">welkomst</text:span></text:span><text:span text:style-name="Strong_20_Emphasis"><text:span text:style-name="T299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6"><draw:control text:anchor-type="as-char" draw:z-index="9" draw:name="Vorm4_1" draw:style-name="gr1" draw:text-style-name="P11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55">Installeer </text:span></text:span><text:span text:style-name="Strong_20_Emphasis"><text:span text:style-name="T91">Debian-</text:span></text:span><text:span text:style-name="Strong_20_Emphasis"><text:span text:style-name="T83">pakket kz</text:span></text:span><text:span text:style-name="Strong_20_Emphasis"><text:span text:style-name="T83"><text:note text:id="ftn8" text:note-class="footnote"><text:note-citation>1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3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103"><text:span text:style-name="Strong_20_Emphasis"><text:span text:style-name="T97">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202">Super</text:span></text:span><text:span text:style-name="Strong_20_Emphasis"><text:span text:style-name="T64">-toets</text:span></text:span><text:span text:style-name="Strong_20_Emphasis"><text:span text:style-name="T59"><text:note text:id="ftn9" text:note-class="footnote"><text:note-citation>2</text:note-citation><text:note-body><text:p text:style-name="P30"><text:span text:style-name="T220">De </text:span><text:span text:style-name="T250">Super</text:span><text:span text:style-name="T220">-toets is de Windows-toets, Command-toets </text:span><text:span text:style-name="T221">(Apple)</text:span><text:span text:style-name="T220">, of Vergrootglas-toets </text:span><text:span text:style-name="T221">(Chromebook)</text:span><text:span text:style-name="T220">.</text:span></text:p></text:note-body></text:note></text:span></text:span><text:span text:style-name="Strong_20_Emphasis"><text:span text:style-name="T64">, </text:span></text:span><text:span text:style-name="Strong_20_Emphasis"><text:span text:style-name="T97">t</text:span></text:span><text:span text:style-name="Strong_20_Emphasis"><text:span text:style-name="T60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1">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17">Terminalvenster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5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61"> de</text:span></text:span><text:span text:style-name="Strong_20_Emphasis"><text:span text:style-name="T75">z</text:span></text:span><text:span text:style-name="Strong_20_Emphasis"><text:span text:style-name="T76">e</text:span></text:span><text:span text:style-name="Strong_20_Emphasis"><text:span text:style-name="T61"> </text:span></text:span><text:span text:style-name="Strong_20_Emphasis"><text:span text:style-name="T66">drie </text:span></text:span><text:span text:style-name="Strong_20_Emphasis"><text:span text:style-name="T61">opdrachten, ieder gevolgd door de </text:span></text:span><text:span text:style-name="Strong_20_Emphasis"><text:span text:style-name="T203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8" office:value-type="string">
            <text:p text:style-name="P71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9" office:value-type="string">
            <text:p text:style-name="P71"><text:span text:style-name="User_20_Entry"><text:span text:style-name="T2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0" office:value-type="string">
            <text:p text:style-name="P71"><text:span text:style-name="User_20_Entry"><text:span text:style-name="T2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6"><draw:control text:anchor-type="as-char" draw:z-index="7" draw:name="Vorm33" draw:style-name="gr1" draw:text-style-name="P11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7">Rond de</text:span></text:span><text:span text:style-name="Strong_20_Emphasis"><text:span text:style-name="T78"> installatie </text:span></text:span><text:span text:style-name="Strong_20_Emphasis"><text:span text:style-name="T77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100"><text:span text:style-name="Strong_20_Emphasis"><text:span text:style-name="T93">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202">Super</text:span></text:span><text:span text:style-name="Strong_20_Emphasis"><text:span text:style-name="T64">-toets</text:span></text:span><text:span text:style-name="Strong_20_Emphasis"><text:span text:style-name="T205"><text:note-ref text:note-class="footnote" text:reference-format="text" text:ref-name="ftn9">2</text:note-ref></text:span></text:span><text:span text:style-name="Strong_20_Emphasis"><text:span text:style-name="T64">, </text:span></text:span><text:span text:style-name="Strong_20_Emphasis"><text:span text:style-name="T93">t</text:span></text:span><text:span text:style-name="Strong_20_Emphasis"><text:span text:style-name="T60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59">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5"/></text:span></text:p>
          </table:table-cell>
          <table:table-cell table:style-name="_33_._5f_Installatie_5f_afronden.C15" office:value-type="string">
            <text:p text:style-name="P93"><text:span text:style-name="Strong_20_Emphasis"><text:span text:style-name="T89">Selecteer</text:span></text:span><text:span text:style-name="Strong_20_Emphasis"><text:span text:style-name="T71"> </text:span></text:span><text:span text:style-name="Strong_20_Emphasis"><text:span text:style-name="T138">3 <text:s/></text:span></text:span><text:span text:style-name="Strong_20_Emphasis"><text:span text:style-name="T139">Installatie</text:span></text:span><text:span text:style-name="Strong_20_Emphasis"><text:span text:style-name="T140"> </text:span></text:span><text:span text:style-name="Strong_20_Emphasis"><text:span text:style-name="T141">afronden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2"><text:span text:style-name="Strong_20_Emphasis"><text:span text:style-name="T52"><text:tab/></text:span></text:span></text:p>
      <text:p text:style-name="P53"><text:span text:style-name="Strong_20_Emphasis"><text:span text:style-name="T68"><text:tab/></text:span></text:span></text:p>
      <text:list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1" draw:name="Vorm36_0" draw:style-name="gr1" draw:text-style-name="P11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6" draw:name="Vorm36_ 1" draw:style-name="gr1" draw:text-style-name="P111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2">Aanmelden als </text:span></text:span><text:span text:style-name="Definition"><text:span text:style-name="T9">gebruiker</text:span></text:span><text:span text:style-name="Strong_20_Emphasis"><text:span text:style-name="T56"><text:note text:id="ftn10" text:note-class="footnote"><text:note-citation>1</text:note-citation><text:note-body><text:p text:style-name="P64"><text:span text:style-name="User_20_Entry"><text:span text:style-name="T154">E</text:span></text:span><text:span text:style-name="User_20_Entry"><text:span text:style-name="T172">v</text:span></text:span><text:span text:style-name="User_20_Entry"><text:span text:style-name="T173">en</text:span></text:span><text:span text:style-name="User_20_Entry"><text:span text:style-name="T175">t</text:span></text:span><text:span text:style-name="User_20_Entry"><text:span text:style-name="T176">uele </text:span></text:span><text:span text:style-name="User_20_Entry"><text:span text:style-name="T177">extra </text:span></text:span><text:span text:style-name="Definition"><text:span text:style-name="T292">gebruiker</text:span></text:span><text:span text:style-name="User_20_Entry"><text:span text:style-name="T177">s aanmelden </text:span></text:span><text:span text:style-name="User_20_Entry"><text:span text:style-name="T178">en dezelfde stappen uitvoeren</text:span></text:span><text:span text:style-name="User_20_Entry"><text:span text:style-name="T174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6"/></text:span></text:p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9" draw:name="Vorm36_ 4" draw:style-name="gr1" draw:text-style-name="P111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6"><draw:control text:anchor-type="as-char" draw:z-index="12" draw:name="Vorm36_2" draw:style-name="gr1" draw:text-style-name="P11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6"><draw:control text:anchor-type="as-char" draw:z-index="17" draw:name="Vorm36_ 2" draw:style-name="gr1" draw:text-style-name="P111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79">R</text:span></text:span><text:span text:style-name="Strong_20_Emphasis"><text:span text:style-name="T80">icht </text:span></text:span><text:span text:style-name="Strong_20_Emphasis"><text:span text:style-name="T81">de </text:span></text:span><text:span text:style-name="Strong_20_Emphasis"><text:span text:style-name="T85">gebruiker</text:span></text:span><text:span text:style-name="Strong_20_Emphasis"><text:span text:style-name="T80"> </text:span></text:span><text:span text:style-name="Strong_20_Emphasis"><text:span text:style-name="T82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96">Dr</text:span></text:span><text:span text:style-name="Strong_20_Emphasis"><text:span text:style-name="T86">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202">Super</text:span></text:span><text:span text:style-name="Strong_20_Emphasis"><text:span text:style-name="T64">-toets</text:span></text:span><text:span text:style-name="Strong_20_Emphasis"><text:span text:style-name="T59"><text:note text:id="ftn11" text:note-class="footnote"><text:note-citation>2</text:note-citation><text:note-body><text:p text:style-name="P30"><text:span text:style-name="T220">De </text:span><text:span text:style-name="T250">Super</text:span><text:span text:style-name="T220">-toets is de Windows-toets, Command-toets </text:span><text:span text:style-name="T221">(Apple)</text:span><text:span text:style-name="T220">, of Vergrootglas-toets </text:span><text:span text:style-name="T221">(Chromebook)</text:span><text:span text:style-name="T220">.</text:span></text:p></text:note-body></text:note></text:span></text:span><text:span text:style-name="Strong_20_Emphasis"><text:span text:style-name="T64">, </text:span></text:span><text:span text:style-name="Strong_20_Emphasis"><text:span text:style-name="T96">t</text:span></text:span><text:span text:style-name="Strong_20_Emphasis"><text:span text:style-name="T60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87">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89">Selecteer</text:span></text:span><text:span text:style-name="Strong_20_Emphasis"><text:span text:style-name="T71"> </text:span></text:span><text:span text:style-name="Strong_20_Emphasis"><text:span text:style-name="T138">4 <text:s/></text:span></text:span><text:span text:style-name="Strong_20_Emphasis"><text:span text:style-name="T123">Gebruiker inrichten</text:span></text:span><text:span text:style-name="Strong_20_Emphasis"><text:span text:style-name="T84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4">E</text:span><text:span text:style-name="T145">inde c</text:span><text:span text:style-name="T146">hecklist, </text:span><text:span text:style-name="T147">d</text:span><text:span text:style-name="T146">e</text:span><text:span text:style-name="T241"> installatie van </text:span><text:span text:style-name="T241"><text:user-field-get text:name="Distro">Debian</text:user-field-get></text:span><text:span text:style-name="T244"><text:s/></text:span><text:span text:style-name="T244"><text:user-field-get text:name="Version">12</text:user-field-get></text:span><text:span text:style-name="Strong_20_Emphasis"><text:span text:style-name="T242"><text:s/></text:span></text:span><text:span text:style-name="Strong_20_Emphasis"><text:span text:style-name="T245"><text:user-field-get text:name="Edition">Desktop</text:user-field-get></text:span></text:span><text:span text:style-name="Strong_20_Emphasis"><text:span text:style-name="T245"><text:s/></text:span></text:span><text:span text:style-name="T241">is voltooid.</text:span></text:p>
      <text:p text:style-name="P42"/>
      <text:list text:style-name="L2">
        <text:list-header>
          <text:p text:style-name="P109"><text:span text:style-name="Emphasis"><text:span text:style-name="T30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9">Karel Zimmer</text:span></text:span></text:a><text:span text:style-name="Emphasis"><text:span text:style-name="T310">.</text:span></text:span></text:p>
          <text:p text:style-name="P110"><text:span text:style-name="Emphasis"><text:span text:style-name="T310">C</text:span></text:span><text:span text:style-name="Emphasis"><text:span text:style-name="T311">C0</text:span></text:span><text:span text:style-name="Emphasis"><text:span text:style-name="T310"> 1.0 </text:span></text:span><text:span text:style-name="Emphasis"><text:span text:style-name="T312">Universeel</text:span></text:span><text:span text:style-name="Emphasis"><text:span text:style-name="T310"> </text:span></text:span><text:span text:style-name="Emphasis"><text:span text:style-name="T30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7"><text:s/></text:span></text:span><text:span text:style-name="Emphasis"><text:span text:style-name="T30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15T09:24:22.632294930">15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5T09:24:22.503656744</dc:date>
    <meta:keyword>Installatie</meta:keyword>
    <meta:keyword>Checklist</meta:keyword>
    <meta:keyword>Linux</meta:keyword>
    <meta:editing-cycles>6967</meta:editing-cycles>
    <meta:editing-duration>P12DT12H45M32S</meta:editing-duration>
    <dc:creator>Karel Zimmer</dc:creator>
    <meta:document-statistic meta:table-count="4" meta:image-count="2" meta:object-count="0" meta:page-count="4" meta:paragraph-count="103" meta:word-count="604" meta:character-count="4186" meta:non-whitespace-character-count="3619"/>
    <meta:user-defined meta:name="Info 1"/>
    <meta:user-defined meta:name="Info 2"/>
    <meta:user-defined meta:name="Info 3"/>
    <meta:user-defined meta:name="Info 4"/>
  </office:meta>
</office:document-meta>
</file>